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list-style-name="arabskie3">
      <style:paragraph-properties fo:text-align="start" style:justify-single-word="false"/>
    </style:style>
    <style:style style:name="P3" style:family="paragraph" style:parent-style-name="lacinskie.l4" style:list-style-name="lacinskie.l4znowu"/>
    <style:style style:name="P4" style:family="paragraph" style:parent-style-name="arabskie2" style:list-style-name="arabskie2"/>
    <style:style style:name="P5" style:family="paragraph" style:parent-style-name="lacinskie.l2" style:list-style-name="lacinskie.l2"/>
    <style:style style:name="P6" style:family="paragraph" style:parent-style-name="rzymskie1" style:list-style-name="rzymskie1"/>
    <style:style style:name="P7" style:family="paragraph" style:parent-style-name="arabskie3" style:list-style-name="arabskie3"/>
    <style:style style:name="P8" style:family="paragraph" style:parent-style-name="arabskie3" style:list-style-name="arabskie3">
      <style:text-properties officeooo:paragraph-rsid="00193443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PREZENTACJI NA WEWNĘTRZNY USTNY EGZAMIN MATURALNY</text:p>
      <text:p text:style-name="P1">Z JĘZYKA POLSKIEGO W ROKU SZKOLNYM 2006/2007 </text:p>
      <text:p text:style-name="P1"/>
      <text:p text:style-name="P1">Magdalena Barańska, klasa 3d</text:p>
      <text:p text:style-name="P1">Temat: Różne oblicza władców. Porównaj wybrane portrety w oparciu o teksty dramatyczne.</text:p>
      <text:list xml:id="list1370347127" text:style-name="rzymskie1">
        <text:list-item>
          <text:p text:style-name="P6">Literatura podmiotu:</text:p>
        </text:list-item>
      </text:list>
      <text:list xml:id="list1677811580" text:style-name="arabskie2">
        <text:list-item>
          <text:p text:style-name="P4">Kochanowski Jan, Odprawa posłów greckich, Zakład Narodowy im. Ossolińskich, Wrocław 1985.</text:p>
        </text:list-item>
        <text:list-item>
          <text:p text:style-name="P4">Machiavelli Niccolo, Książę (fragmenty), [w:] Mrowcewicz Krzysztof, Przeszłość to dziś, Wydawnictwo STENTOR, Warszawa 2004, s. 54-56.</text:p>
        </text:list-item>
        <text:list-item>
          <text:p text:style-name="P4">Shakespeare William, Makbet, Wydawnictwo Łódzkie, Biblioteka Lektur Szkolnych, Łódź 1976.</text:p>
        </text:list-item>
        <text:list-item>
          <text:p text:style-name="P4">Sofokles, Antygona, Krajowa Agencja Wydawnicza Rzeszów, Rzeszów 1990.</text:p>
        </text:list-item>
      </text:list>
      <text:list xml:id="list103259823651105" text:continue-list="list1370347127" text:style-name="rzymskie1">
        <text:list-item>
          <text:p text:style-name="P6">Literatura przedmiotu:</text:p>
        </text:list-item>
      </text:list>
      <text:list xml:id="list577751435" text:style-name="arabskie2">
        <text:list-item>
          <text:p text:style-name="P4">Komorowski Jarosław, Makbet Williama Shakespeare'a, WSiP, Biblioteka Analiz Literackich, Warszawa 1989, s. 52-57.</text:p>
        </text:list-item>
        <text:list-item>
          <text:p text:style-name="P4">Kotarski Edward, Odprawa posłów greckich Jana Kochanowskiego, Państwowe Zakłady Wydawnictw Szkolnych, Biblioteka Analiz Literackich, Warszawa 1969, s.40-48.</text:p>
        </text:list-item>
        <text:list-item>
          <text:p text:style-name="P4">Ryś Anna, Antygona Sofoklesa, Wydawnictwo Marek Rożak, Gdańsk 1994, s. 29- 42.</text:p>
        </text:list-item>
      </text:list>
      <text:list xml:id="list103260051188966" text:continue-list="list103259823651105" text:style-name="rzymskie1">
        <text:list-item>
          <text:p text:style-name="P6">Ramowy plan wypowiedzi:</text:p>
        </text:list-item>
      </text:list>
      <text:list xml:id="list2048795638" text:style-name="lacinskie.l2">
        <text:list-item>
          <text:p text:style-name="P5">Wstęp</text:p>
        </text:list-item>
      </text:list>
      <text:list xml:id="list555404256" text:style-name="arabskie3">
        <text:list-item>
          <text:p text:style-name="P7">Rozważania dotyczące* osób sprawujących władzę oraz* sposobów rządzenia.</text:p>
        </text:list-item>
        <text:list-item>
          <text:p text:style-name="P7">"Ksiażę" Niccolo Machiavellego jako punkt odniesienia do analizy postępowania przedstawionych bohaterów – władców.</text:p>
        </text:list-item>
      </text:list>
      <text:list xml:id="list103258768924902" text:continue-list="list2048795638" text:style-name="lacinskie.l2">
        <text:list-item>
          <text:p text:style-name="P5">Kolejność prezentowanych argumentów (treści)</text:p>
        </text:list-item>
      </text:list>
      <text:list xml:id="list2045085677" text:style-name="arabskie3">
        <text:list-item>
          <text:p text:style-name="P7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8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</text:list>
      <text:list xml:id="list103260464584082" text:continue-list="list555404256" text:style-name="arabskie3">
        <text:list-item>
          <text:p text:style-name="P7">Zróżnicowanie* oceny postępowania Kreona jako:</text:p>
        </text:list-item>
      </text:list>
      <text:list xml:id="list4063226640" text:style-name="lacinskie.l4znowu">
        <text:list-item>
          <text:list>
            <text:list-item>
              <text:list>
                <text:list-item>
                  <text:p text:style-name="P3">władcy – tyrana i despoty surowo egzekwującego wydane prawa i rozkazy,</text:p>
                </text:list-item>
                <text:list-item>
                  <text:p text:style-name="P3">władcy konsekwentnego, bezkompromisowego, pozbawionego prywaty, kierującego się interesami i obowiązkami państwa.</text:p>
                </text:list-item>
              </text:list>
            </text:list-item>
          </text:list>
        </text:list-item>
      </text:list>
      <text:list xml:id="list103259712782619" text:continue-list="list103260464584082" text:style-name="arabskie3">
        <text:list-item>
          <text:p text:style-name="P2"><text:span text:style-name="T1">Sylwetka bezwzględnego Makbeta – władcy zbrodniarza zaślepionego namiętnością władzy, ale bezustannego borykającego się z wyrzutami sumienia:</text:span></text:p>
        </text:list-item>
      </text:list>
      <text:list xml:id="list2638305225" text:style-name="lacinskie.l4znowu">
        <text:list-item>
          <text:p text:style-name="P3">tragizm postaci Makbeta – władca ukazany jako marionetka ludzkich namiętności, motyw życia – teatru.</text:p>
        </text:list-item>
      </text:list>
      <text:list xml:id="list103259068998302" text:continue-list="list103258768924902" text:style-name="lacinskie.l2">
        <text:list-item>
          <text:p text:style-name="P5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03259653163636" text:continue-list="list103260051188966" text:style-name="rzymskie1">
        <text:list-item>
          <text:p text:style-name="P6">Materiały pomocnicze</text:p>
        </text:list-item>
      </text:list>
      <text:p text:style-name="P1">kartka z cytatami,</text:p>
      <text:p text:style-name="P1">prezentacja multimedialna.</text:p>
      <text:p text:style-name="P1"><text:soft-page-break/></text:p>
      <text:p text:style-name="P1">Podpis zdającego</text:p>
      <text:p text:style-name="P1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kapit_20_punktowany_20__28_rzymskie_20_cyfry_29_" style:display-name="Akapit punktowany (rzymskie cyfry)" style:family="paragraph" style:parent-style-name="Standard">
      <style:paragraph-properties fo:margin-top="0.199cm" fo:margin-bottom="0cm" loext:contextual-spacing="false" fo:text-align="start" style:justify-single-word="false"/>
      <style:text-properties fo:font-weight="bold" style:font-weight-asian="bold" style:font-weight-complex="bold"/>
    </style:style>
    <style:style style:name="rzymskie1" style:family="paragraph" style:parent-style-name="Standard">
      <style:paragraph-properties fo:margin-left="0.7cm" fo:margin-right="0cm" fo:margin-top="0.199cm" fo:margin-bottom="0cm" loext:contextual-spacing="false" fo:text-align="start" style:justify-single-word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>
      <style:paragraph-properties fo:margin-top="0cm" fo:margin-bottom="0.101cm" loext:contextual-spacing="false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lacinskie.l2" style:family="paragraph" style:parent-style-name="Standard">
      <style:paragraph-properties fo:margin-top="0.101cm" fo:margin-bottom="0cm" loext:contextual-spacing="false" fo:text-align="start" style:justify-single-word="false"/>
    </style:style>
    <style:style style:name="arabskie3" style:family="paragraph" style:parent-style-name="Standard">
      <style:paragraph-properties fo:margin-left="1.199cm" fo:margin-right="0cm" fo:margin-top="0.101cm" fo:margin-bottom="0.101cm" loext:contextual-spacing="false" fo:text-align="start" style:justify-single-word="false" fo:text-indent="-1.199cm" style:auto-text-indent="false" style:writing-mode="pag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lacinskie.l4" style:family="paragraph" style:parent-style-name="Standard">
      <style:paragraph-properties fo:margin-left="-0.499cm" fo:margin-right="0cm" fo:margin-top="0cm" fo:margin-bottom="0.101cm" loext:contextual-spacing="false" fo:text-align="start" style:justify-single-word="false" fo:text-indent="-0.499cm" style:auto-text-indent="false" style:writing-mode="pag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.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margin-left="1.1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2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.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.l4znowu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44.297069724</meta:creation-date>
    <dc:date>2017-10-23T10:32:18.658715275</dc:date>
    <meta:editing-duration>PT6M33S</meta:editing-duration>
    <meta:editing-cycles>3</meta:editing-cycles>
    <meta:generator>LibreOffice/5.4.1.2.0$Linux_X86_64 LibreOffice_project/40m0$Build-2</meta:generator>
    <meta:document-statistic meta:table-count="0" meta:image-count="0" meta:object-count="0" meta:page-count="2" meta:paragraph-count="31" meta:word-count="328" meta:character-count="2626" meta:non-whitespace-character-count="2346"/>
  </office:meta>
</office:document-meta>
</file>